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d3c2"/>
    </style:style>
    <style:style style:name="T1" style:family="text">
      <style:text-properties officeooo:rsid="001310f5"/>
    </style:style>
    <style:style style:name="T2" style:family="text">
      <style:text-properties officeooo:rsid="0013d3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) Procesory pro PC</text:p>
      <text:p text:style-name="Standard">- 1. v r. 1969 od Intelu - Intel 4004 - 4bit s fr. 108 KHz</text:p>
      <text:p text:style-name="Standard">- i8086</text:p>
      <text:p text:style-name="Standard"><text:tab/>- v r. 1977</text:p>
      <text:p text:style-name="Standard"><text:tab/>- 1. 16bit proc.</text:p>
      <text:p text:style-name="Standard"><text:tab/>- zpětně kompatibilní s i8080</text:p>
      <text:p text:style-name="Standard"><text:tab/>- 1. s architekturou x86</text:p>
      <text:p text:style-name="Standard"><text:tab/>- 16b vnitřní architektura</text:p>
      <text:p text:style-name="Standard"><text:tab/>- 16b datová sběrnice</text:p>
      <text:p text:style-name="Standard"><text:tab/>- 20b adresní sběrnice</text:p>
      <text:p text:style-name="Standard"><text:tab/>- umí adresovat až 2^20 (1MiB) operační paměti</text:p>
      <text:p text:style-name="Standard">---------------------------------------------------------------------------</text:p>
      <text:p text:style-name="Standard">- adresovaní v realnem modu</text:p>
      <text:p text:style-name="Standard"><text:tab/>- skladá se ze dvou 16b složek - segment, offset</text:p>
      <text:p text:style-name="Standard"/>
      <text:p text:style-name="Standard"><text:tab/> <text:s/>segment<text:span text:style-name="T1"><text:tab/></text:span>|A|8|F|3|0 <text:tab/>- 16 - proto se posune</text:p>
      <text:p text:style-name="Standard"><text:tab/> <text:s/>offset<text:tab/><text:span text:style-name="T1"><text:tab/> <text:s text:c="3"/></text:span>|2|4|5|E|</text:p>
      <text:p text:style-name="Standard"><text:tab/><text:tab/> <text:s/><text:span text:style-name="T1"><text:tab/></text:span>|A|B|3|8|E| =&gt; zápis - segment:offset =&gt; A8F3:245E</text:p>
      <text:p text:style-name="Standard"/>
      <text:p text:style-name="Standard"><text:tab/>- výsledná fyzická 20b adresa vznikne -&gt; segment x 16 + offset</text:p>
      <text:p text:style-name="Standard">---------------------------------------------------------------------------</text:p>
      <text:p text:style-name="Standard">- i80286</text:p>
      <text:p text:style-name="Standard"><text:tab/>- v r. 1981</text:p>
      <text:p text:style-name="Standard"><text:tab/>- 130 000 tranzistorů</text:p>
      <text:p text:style-name="Standard"><text:tab/>- 16b procesor 16b datovou a 24b adresní sběrnicí</text:p>
      <text:p text:style-name="Standard"><text:tab/>- umožňuje práci ve dvou režimech</text:p>
      <text:p text:style-name="Standard"><text:tab/>1) realný režim</text:p>
      <text:p text:style-name="Standard"><text:tab/><text:tab/>- plně kompatibilní s procesorem 8086</text:p>
      <text:p text:style-name="Standard"><text:tab/><text:tab/>- 20b adresa (může adresovat 1MiB operační paměti)</text:p>
      <text:p text:style-name="Standard"><text:tab/><text:tab/>- tvoří se stejně jako u 8086</text:p>
      <text:p text:style-name="Standard"/>
      <text:p text:style-name="Standard"><text:tab/>2) chraněný režim</text:p>
      <text:p text:style-name="Standard"><text:tab/><text:tab/>- nový režim, nekompatibilní s 8086</text:p>
      <text:p text:style-name="Standard"><text:tab/><text:tab/>- adresa se tvoří ze dvou 16b složek (selektor a offset) za pomoci tabulek </text:p>
      <text:p text:style-name="Standard"><text:tab/><text:tab/>- vysledná adresa je 24b (16MiB ram)</text:p>
      <text:p text:style-name="Standard"/>
      <text:p text:style-name="Standard">- i80386</text:p>
      <text:p text:style-name="Standard"><text:tab/>- prvni 32b procesor</text:p>
      <text:p text:style-name="Standard"><text:tab/>- 32b datová a 32 adresní sběrnice</text:p>
      <text:p text:style-name="Standard"><text:tab/>- 275 000 tranzistorů</text:p>
      <text:p text:style-name="Standard"><text:tab/>- umi 3 rezimy</text:p>
      <text:p text:style-name="Standard"><text:tab/><text:tab/>1) reálný - stejný jako 8086</text:p>
      <text:p text:style-name="Standard"><text:tab/><text:tab/>2) chraněný režim</text:p>
      <text:p text:style-name="Standard"><text:tab/><text:tab/><text:tab/>- výsledná adresa je 32b (4GiB op. pam.)</text:p>
      <text:p text:style-name="Standard"><text:tab/><text:tab/><text:tab/>- adresa se tvoří ze selektoru a offsetu</text:p>
      <text:p text:style-name="Standard"><text:tab/><text:tab/><text:tab/>- je rozšířeny o strankovaní - převádí to lineární adresu ve vzdálené paměti na fyzickou adresu</text:p>
      <text:p text:style-name="Standard"><text:tab/><text:tab/>4) virtuální režim</text:p>
      <text:p text:style-name="Standard"><text:tab/><text:tab/><text:tab/>- funguje podobně jako 8086</text:p>
      <text:p text:style-name="Standard"><text:tab/><text:tab/><text:tab/>- možnost virtualní paměti 1MB, může uložit kdekoli do 4GiB adresního prostoru</text:p>
      <text:p text:style-name="Standard"/>
      <text:p text:style-name="Standard"><text:soft-page-break/>- 80486</text:p>
      <text:p text:style-name="Standard"><text:tab/>- optimalizovaná 386 s interni cache a numericky koprocesor 80387</text:p>
      <text:p text:style-name="Standard"><text:tab/>- 32bitovy procesor, 32bit adresní sběrnice, 32bit datová sběrnice</text:p>
      <text:p text:style-name="Standard"><text:tab/>- 1,25 milion<text:span text:style-name="T1">ů</text:span> tranzistor<text:span text:style-name="T1">ů</text:span></text:p>
      <text:p text:style-name="Standard"><text:tab/>- sp<text:span text:style-name="T1">á</text:span>len<text:span text:style-name="T1">á</text:span> historie -&gt; 80487<text:span text:style-name="T1"> - že vyráběly z plnohodnotných CPU mat. koprocesory tím, že v <text:tab/>nich něco spálili</text:span></text:p>
      <text:p text:style-name="Standard"><text:tab/>- byli i procesory 80486 dx2 a dx4</text:p>
      <text:p text:style-name="Standard"/>
      <text:p text:style-name="Standard">- Pentium</text:p>
      <text:p text:style-name="Standard"><text:tab/>- 3,1 milion<text:span text:style-name="T1">ů</text:span> tranzistor<text:span text:style-name="T1">ů</text:span></text:p>
      <text:p text:style-name="Standard"><text:tab/>- rok 1993</text:p>
      <text:p text:style-name="Standard"><text:tab/>- nap<text:span text:style-name="T1">á</text:span>jec<text:span text:style-name="T1">í</text:span> nap<text:span text:style-name="T1">ě</text:span>t<text:span text:style-name="T1">í</text:span> -&gt; 3,3V</text:p>
      <text:p text:style-name="Standard"><text:tab/>- 32bit procesor, 64bit datov<text:span text:style-name="T1">á</text:span> sb<text:span text:style-name="T1">ě</text:span>rnice, 32bit adresn<text:span text:style-name="T1">í</text:span> sb<text:span text:style-name="T1">ě</text:span>rnice</text:p>
      <text:p text:style-name="Standard"><text:tab/>- 1 superskal<text:span text:style-name="T1">á</text:span>rn<text:span text:style-name="T1">í</text:span> procesor -&gt; 10x - b<text:span text:style-name="T1">ě</text:span>hem 1 taktu ud<text:span text:style-name="T1">ě</text:span>l<text:span text:style-name="T1">á</text:span> 2 instrukce naraz</text:p>
      <text:p text:style-name="Standard"><text:tab/>- obsahuje 16KiB cache pam<text:span text:style-name="T1">ě</text:span>ti</text:p>
      <text:p text:style-name="Standard"><text:tab/><text:tab/>- rozd<text:span text:style-name="T1">ě</text:span>len<text:span text:style-name="T1">á</text:span> na:</text:p>
      <text:p text:style-name="Standard"><text:tab/><text:tab/><text:tab/>- 8 KiB na data</text:p>
      <text:p text:style-name="Standard"><text:tab/><text:tab/><text:tab/>- 8 KiB na insturkce</text:p>
      <text:p text:style-name="Standard"/>
      <text:p text:style-name="Standard">Pentium Pro</text:p>
      <text:p text:style-name="Standard">- pro servery, v<text:span text:style-name="T1">ý</text:span>konn<text:span text:style-name="T1">é</text:span> pracovn<text:span text:style-name="T1">í</text:span> stanice</text:p>
      <text:p text:style-name="Standard">- rok 1995</text:p>
      <text:p text:style-name="Standard"/>
      <text:p text:style-name="Standard">Pentium MMX</text:p>
      <text:p text:style-name="Standard">- roz<text:span text:style-name="T1">šíř</text:span>eni instrukcn<text:span text:style-name="T1">í</text:span> sady</text:p>
      <text:p text:style-name="Standard">- pro multimedi<text:span text:style-name="T1">á</text:span>ln<text:span text:style-name="T1">í</text:span> v<text:span text:style-name="T1">ý</text:span>po<text:span text:style-name="T1">č</text:span>ty</text:p>
      <text:p text:style-name="Standard">- rok 1997</text:p>
      <text:p text:style-name="Standard">- technologie SIMD</text:p>
      <text:p text:style-name="Standard"/>
      <text:p text:style-name="Standard">Pentium 2</text:p>
      <text:p text:style-name="Standard">- 1997</text:p>
      <text:p text:style-name="Standard">- do slotu 1, mel 256 Kib L2 cache</text:p>
      <text:p text:style-name="Standard">- 233 - 456 MHz</text:p>
      <text:p text:style-name="Standard">- odleh<text:span text:style-name="T1">č</text:span>en<text:span text:style-name="T1">á</text:span> verze - Celeron - bez L2 cache, pase 128Kib L2 cache</text:p>
      <text:p text:style-name="Standard"/>
      <text:p text:style-name="Standard">Pentium 3</text:p>
      <text:p text:style-name="Standard">- 1999</text:p>
      <text:p text:style-name="Standard">- roz<text:span text:style-name="T1">šíř</text:span>en<text:span text:style-name="T1">í</text:span> instruk<text:span text:style-name="T1">č</text:span>n<text:span text:style-name="T1">í</text:span> sady SSE</text:p>
      <text:p text:style-name="Standard">- ID na internetoch<text:span text:style-name="T1"> - každý procesor měl jedinečné ID a byl dohledatelný, byla kolem toho nějaká aféra podle Pilčíka</text:span></text:p>
      <text:p text:style-name="Standard"/>
      <text:p text:style-name="Standard">Pentium 4</text:p>
      <text:p text:style-name="Standard">- 2000</text:p>
      <text:p text:style-name="Standard">- pipe line - 20 rozpracovan<text:span text:style-name="T1">ý</text:span>ch instrukc<text:span text:style-name="T1">í</text:span> -&gt; lep<text:span text:style-name="T1">ší</text:span> p<text:span text:style-name="T1">ř</text:span>edv<text:span text:style-name="T1">í</text:span>d<text:span text:style-name="T1">á</text:span>n<text:span text:style-name="T1">í</text:span> skok<text:span text:style-name="T1">ů</text:span></text:p>
      <text:p text:style-name="Standard">- SSE2</text:p>
      <text:p text:style-name="Standard"/>
      <text:p text:style-name="Standard">Core 2</text:p>
      <text:p text:style-name="Standard">- duo - 2 j<text:span text:style-name="T1">á</text:span>dra</text:p>
      <text:p text:style-name="Standard">- quad - 4 j<text:span text:style-name="T1">á</text:span>dra</text:p>
      <text:p text:style-name="Standard">- men<text:span text:style-name="T1">ší</text:span> taktovac<text:span text:style-name="T1">í</text:span> frekvence</text:p>
      <text:p text:style-name="Standard"/>
      <text:p text:style-name="Standard">Core i</text:p>
      <text:p text:style-name="Standard"><text:soft-page-break/>- 64bit, v<text:span text:style-name="T1">í</text:span>ce j<text:span text:style-name="T1">á</text:span>drov<text:span text:style-name="T1">é</text:span></text:p>
      <text:p text:style-name="Standard">- i3 - 2 j<text:span text:style-name="T1">á</text:span>dra, hyperthreading</text:p>
      <text:p text:style-name="Standard">- i5 - 4 j<text:span text:style-name="T1">á</text:span>dra</text:p>
      <text:p text:style-name="Standard">- i7 - 4 j<text:span text:style-name="T1">á</text:span>dra, hyperthreading</text:p>
      <text:p text:style-name="Standard">- variabiln<text:span text:style-name="T1">í</text:span> taktovan<text:span text:style-name="T1">í</text:span> jader</text:p>
      <text:p text:style-name="Standard"/>
      <text:p text:style-name="Standard">AMD</text:p>
      <text:p text:style-name="Standard">- 386 - nap<text:span text:style-name="T1">á</text:span>jen<text:span text:style-name="T1">í</text:span> 3,6V, pro notebooky</text:p>
      <text:p text:style-name="Standard">- 486</text:p>
      <text:p text:style-name="Standard">- K5 - proti Pentiu, vydan<text:span text:style-name="T1">ý</text:span> se zpo<text:span text:style-name="T1">ž</text:span>d<text:span text:style-name="T1">ě</text:span>n<text:span text:style-name="T1">í</text:span>m, pomal<text:span text:style-name="T1">ý</text:span> v FPU operac<text:span text:style-name="T1">í</text:span>ch, neusp<text:span text:style-name="T1">ěš</text:span>n<text:span text:style-name="T1">ý</text:span></text:p>
      <text:p text:style-name="Standard">- K6 - AMD koupilo firmu Next Gen kter<text:span text:style-name="T1">á</text:span> ho vyvinula, vykonn<text:span text:style-name="T1">ý</text:span> procesor</text:p>
      <text:p text:style-name="Standard">- K6-2 - roz<text:span text:style-name="T1">šíř</text:span>en<text:span text:style-name="T1">í</text:span> 3D Now!</text:p>
      <text:p text:style-name="Standard">- K7 - nov<text:span text:style-name="T1">á</text:span> architektura, 3 FPU, prod<text:span text:style-name="T1">á</text:span>van<text:span text:style-name="T1">ý</text:span> jako Athlon</text:p>
      <text:p text:style-name="Standard">- K8 - AMD Hammer / Athlon 64 / Opheron - pro servery</text:p>
      <text:p text:style-name="Standard">------------------------------------------------------------------------------------------------------------------------</text:p>
      <text:p text:style-name="Standard">P<text:span text:style-name="T1">ř</text:span>eru<text:span text:style-name="T1">š</text:span>en<text:span text:style-name="T1">í</text:span></text:p>
      <text:p text:style-name="Standard"><text:tab/>- asynchronn<text:span text:style-name="T1">í</text:span> obsluha ud<text:span text:style-name="T1">á</text:span>lost<text:span text:style-name="T1">í</text:span></text:p>
      <text:p text:style-name="Standard"><text:tab/>- proces s vy<text:span text:style-name="T1">šš</text:span>i prioritou si vy<text:span text:style-name="T1">žá</text:span>d<text:span text:style-name="T1">á</text:span> p<text:span text:style-name="T1">ř</text:span>eru<text:span text:style-name="T1">š</text:span>en<text:span text:style-name="T1">í</text:span>, procesor nech<text:span text:style-name="T1">á</text:span> toho, co zrovna d<text:span text:style-name="T1">ě</text:span>l<text:span text:style-name="T1">á</text:span></text:p>
      <text:p text:style-name="Standard"><text:tab/>a v<text:span text:style-name="T1">ě</text:span>nuje se prioritn<text:span text:style-name="T1">í</text:span>mu procesu, jak ho dod<text:span text:style-name="T1">ě</text:span>l<text:span text:style-name="T1">á</text:span>, v<text:span text:style-name="T1">ě</text:span>nuje<text:span text:style-name="T1"> se</text:span> tomu, kter<text:span text:style-name="T1">ý</text:span> d<text:span text:style-name="T1">ě</text:span>lal p<text:span text:style-name="T1">ř</text:span>edt<text:span text:style-name="T1">í</text:span>m</text:p>
      <text:p text:style-name="Standard"><text:tab/>- <text:span text:style-name="T1">žá</text:span>d<text:span text:style-name="T1">á</text:span> se o <text:span text:style-name="T1">č</text:span>as procesoru</text:p>
      <text:p text:style-name="Standard"><text:tab/>- generuje se IRQ (Interupt ReQuest) hardwarem po<text:span text:style-name="T1">čí</text:span>ta<text:span text:style-name="T1">č</text:span>e - generuje ho za<text:span text:style-name="T1">ří</text:span>zen<text:span text:style-name="T1">í</text:span> na sb<text:span text:style-name="T1">ě</text:span>rnici</text:p>
      <text:p text:style-name="Standard">------------------------------------------------------------------------------------------------------------------------</text:p>
      <text:p text:style-name="Standard">P<text:span text:style-name="T1">ří</text:span>m<text:span text:style-name="T1">ý</text:span> p<text:span text:style-name="T1">ří</text:span>stup do pam<text:span text:style-name="T1">ě</text:span>ti</text:p>
      <text:p text:style-name="Standard"><text:tab/>- random access</text:p>
      <text:p text:style-name="Standard"><text:tab/>- procesor m<text:span text:style-name="T1">ůž</text:span>e <text:span text:style-name="T1">čí</text:span>st z jak<text:span text:style-name="T1">é</text:span>koli sekce pam<text:span text:style-name="T1">ě</text:span>ti v jak<text:span text:style-name="T1">é</text:span>mkoli <text:span text:style-name="T1">č</text:span>ase chce</text:p>
      <text:p text:style-name="Standard">------------------------------------------------------------------------------------------------------------------------</text:p>
      <text:p text:style-name="Standard">Zpracov<text:span text:style-name="T1">á</text:span>n<text:span text:style-name="T1">í</text:span> instrukc<text:span text:style-name="T1">í</text:span></text:p>
      <text:p text:style-name="Standard"><text:tab/>- klasick<text:span text:style-name="T1">é</text:span></text:p>
      <text:p text:style-name="Standard"><text:tab/><text:tab/>1) na<text:span text:style-name="T1">č</text:span>ten<text:span text:style-name="T1">í</text:span> instrukce (1 takt)<text:tab/><text:tab/><text:tab/><text:tab/><text:tab/><text:tab/></text:p>
      <text:p text:style-name="Standard"><text:tab/><text:tab/>2) dekodov<text:span text:style-name="T2">á</text:span>n<text:span text:style-name="T2">í</text:span> instrukce (1 takt)<text:tab/><text:tab/><text:tab/><text:tab/><text:tab/></text:p>
      <text:p text:style-name="Standard"><text:tab/><text:tab/>3) zpracovan<text:span text:style-name="T2">í</text:span> instrucke (1 i vic taktu)<text:tab/><text:tab/><text:tab/><text:tab/></text:p>
      <text:p text:style-name="Standard"><text:tab/><text:tab/>4) z<text:span text:style-name="T2">á</text:span>pis v<text:span text:style-name="T2">ý</text:span>sledku (1 takt)<text:tab/><text:tab/><text:tab/><text:tab/><text:tab/><text:tab/><text:tab/></text:p>
      <text:p text:style-name="Standard"/>
      <text:p text:style-name="P1"><text:span text:style-name="T2"><text:tab/><text:tab/></text:span>|<text:tab/>0) programov<text:span text:style-name="T2">ý</text:span> vstup pro zpracovan<text:span text:style-name="T2">í</text:span></text:p>
      <text:p text:style-name="P1"><text:span text:style-name="T2"><text:tab/><text:tab/></text:span>|<text:tab/>1) radic <text:span text:style-name="T2">žá</text:span>d<text:span text:style-name="T2">á</text:span> vstupn<text:span text:style-name="T2">í</text:span> za<text:span text:style-name="T2">ří</text:span>zen<text:span text:style-name="T2">í</text:span> o hodnoty</text:p>
      <text:p text:style-name="P1"><text:span text:style-name="T2"><text:tab/><text:tab/></text:span>|<text:tab/>2) vstupni zarizeni prenese hodnoty do operacni pameti</text:p>
      <text:p text:style-name="P1"><text:span text:style-name="T2"><text:tab/><text:tab/></text:span>|<text:tab/>3) <text:span text:style-name="T2">ř</text:span>adi<text:span text:style-name="T2">č</text:span> je informov<text:span text:style-name="T2">á</text:span>n o na<text:span text:style-name="T2">č</text:span>ten<text:span text:style-name="T2">í</text:span> dat</text:p>
      <text:p text:style-name="Standard"><text:span text:style-name="T2"><text:tab/><text:tab/></text:span>|<text:tab/>4) <text:span text:style-name="T2">ř</text:span>adi<text:span text:style-name="T2">č</text:span> <text:span text:style-name="T2">žá</text:span>d<text:span text:style-name="T2">á</text:span> o p<text:span text:style-name="T2">ř</text:span>enos dat (instrukce) do ALU nebo do v<text:span text:style-name="T2">ý</text:span>stupn<text:span text:style-name="T2">í</text:span>ho za<text:span text:style-name="T2">ří</text:span>zen<text:span text:style-name="T2">í</text:span></text:p>
      <text:p text:style-name="Standard"><text:span text:style-name="T2"><text:tab/><text:tab/></text:span>|<text:tab/>5) odesl<text:span text:style-name="T2">á</text:span>n<text:span text:style-name="T2">í</text:span> dat z pam<text:span text:style-name="T2">ě</text:span>ti do ALU nebo do v<text:span text:style-name="T2">ý</text:span>stupn<text:span text:style-name="T2">í</text:span>ho za<text:span text:style-name="T2">ří</text:span>zen<text:span text:style-name="T2">í</text:span></text:p>
      <text:p text:style-name="Standard"><text:span text:style-name="T2"><text:tab/><text:tab/></text:span>|<text:tab/>6) <text:span text:style-name="T2">žá</text:span>dost o proveden<text:span text:style-name="T2">í</text:span> instrukce v ALU nebo ve v<text:span text:style-name="T2">ý</text:span>stupn<text:span text:style-name="T2">í</text:span>m za<text:span text:style-name="T2">ří</text:span>zen<text:span text:style-name="T2">í</text:span></text:p>
      <text:p text:style-name="Standard"><text:span text:style-name="T2"><text:tab/><text:tab/></text:span>|<text:tab/>7) ulo<text:span text:style-name="T2">ž</text:span>en<text:span text:style-name="T2">í</text:span> v<text:span text:style-name="T2">ý</text:span>sledku operace do opera<text:span text:style-name="T2">č</text:span>n<text:span text:style-name="T2">í</text:span> pam<text:span text:style-name="T2">ě</text:span>ti</text:p>
      <text:p text:style-name="Standard"><text:span text:style-name="T2"><text:tab/><text:tab/></text:span>|<text:tab/>8) ALU informuje <text:span text:style-name="T2">ř</text:span>adi<text:span text:style-name="T2">č</text:span> o doru<text:span text:style-name="T2">č</text:span>en<text:span text:style-name="T2">í</text:span> instrukce</text:p>
      <text:p text:style-name="Standard"><text:span text:style-name="T2"><text:tab/><text:tab/></text:span>|<text:tab/>9) p<text:span text:style-name="T2">ř</text:span>ed<text:span text:style-name="T2">á</text:span>n<text:span text:style-name="T2">í</text:span> v<text:span text:style-name="T2">ý</text:span>sledku v<text:span text:style-name="T2">ý</text:span>po<text:span text:style-name="T2">č</text:span>tu</text:p>
      <text:p text:style-name="Standard"/>
      <text:p text:style-name="Standard"><text:tab/>- z<text:span text:style-name="T2">ř</text:span>et<text:span text:style-name="T2">ě</text:span>zen<text:span text:style-name="T2">é</text:span></text:p>
      <text:p text:style-name="Standard"><text:tab/><text:tab/>- pipelining - zpracovan<text:span text:style-name="T2">í</text:span> 2 instrukc<text:span text:style-name="T2">í</text:span> najednou </text:p>
      <text:p text:style-name="Standard"><text:tab/><text:tab/>- 2 f<text:span text:style-name="T2">á</text:span>ze</text:p>
      <text:p text:style-name="Standard"><text:tab/><text:tab/><text:tab/>1) na<text:span text:style-name="T2">č</text:span>ten<text:span text:style-name="T2">í</text:span>, dek<text:span text:style-name="T2">o</text:span>dov<text:span text:style-name="T2">á</text:span>n<text:span text:style-name="T2">í</text:span> instrukce</text:p>
      <text:p text:style-name="Standard"><text:tab/><text:tab/><text:tab/>2) proveden<text:span text:style-name="T2">í</text:span> instrukce, zaps<text:span text:style-name="T2">á</text:span>n<text:span text:style-name="T2">í</text:span> v<text:span text:style-name="T2">ý</text:span>sledku</text:p>
      <text:p text:style-name="Standard"><text:tab/><text:tab/>- procesor se skl<text:span text:style-name="T2">á</text:span>d<text:span text:style-name="T2">á</text:span> ze 2 subprocesoru (skal<text:span text:style-name="T2">á</text:span>rn<text:span text:style-name="T2">í</text:span> architektura)</text:p>
      <text:p text:style-name="Standard">------------------------------------------------------------------------------------------------------------------------</text:p>
      <text:p text:style-name="Standard"/>
      <text:p text:style-name="Standard"><text:soft-page-break/>Jednotky procesoru</text:p>
      <text:p text:style-name="Standard"><text:tab/>- <text:span text:style-name="T2">ř</text:span>adi<text:span text:style-name="T2">č</text:span> - zaji<text:span text:style-name="T2">šť</text:span>uje sou<text:span text:style-name="T2">č</text:span>innost <text:span text:style-name="T2">čá</text:span>st<text:span text:style-name="T2">í</text:span> procesoru, dekodov<text:span text:style-name="T2">á</text:span>n<text:span text:style-name="T2">í</text:span>, na<text:span text:style-name="T2">čí</text:span>t<text:span text:style-name="T2">á</text:span>n<text:span text:style-name="T2">í</text:span>, uklad<text:span text:style-name="T2">á</text:span>n<text:span text:style-name="T2">í</text:span> instrukc<text:span text:style-name="T2">í</text:span></text:p>
      <text:p text:style-name="Standard"><text:tab/>- registry</text:p>
      <text:p text:style-name="Standard"><text:tab/>- ALU (arithmetic-logic unit)</text:p>
      <text:p text:style-name="Standard"><text:tab/>- matematick<text:span text:style-name="T2">ý</text:span> koprocesor (FPU)</text:p>
      <text:p text:style-name="Standard">------------------------------------------------------------------------------------------------------------------------</text:p>
      <text:p text:style-name="Standard">Hyperthreading</text:p>
      <text:p text:style-name="Standard"><text:tab/>- procesor se p<text:span text:style-name="T2">ř</text:span>ed systemem tv<text:span text:style-name="T2">áří</text:span>, jako<text:span text:style-name="T2">ž</text:span>e m<text:span text:style-name="T2">á</text:span> v<text:span text:style-name="T2">í</text:span>c jader, ne<text:span text:style-name="T2">ž</text:span> doopravdy m<text:span text:style-name="T2">á</text:span></text:p>
      <text:p text:style-name="Standard"><text:tab/>- v procesoru je zdvojen<text:span text:style-name="T2">á</text:span> <text:span text:style-name="T2">čá</text:span>st obsahuj<text:span text:style-name="T2">í</text:span>c<text:span text:style-name="T2">í</text:span> registry, tak<text:span text:style-name="T2">ž</text:span>e si system mysl<text:span text:style-name="T2">í</text:span>, <text:span text:style-name="T2">ž</text:span>e je v n<text:span text:style-name="T2">ě</text:span>m v<text:span text:style-name="T2">í</text:span>c <text:span text:style-name="T2"><text:tab/></text:span>jader</text:p>
      <text:p text:style-name="Standard"><text:tab/>- lep<text:span text:style-name="T2">ší</text:span> vyu<text:span text:style-name="T2">ž</text:span>it<text:span text:style-name="T2">í</text:span> procesoru u v<text:span text:style-name="T2">í</text:span>ce vl<text:span text:style-name="T2">á</text:span>knov<text:span text:style-name="T2">ý</text:span>ch aplikac<text:span text:style-name="T2">í</text:span></text:p>
      <text:p text:style-name="Standard"><text:tab/>- prvn<text:span text:style-name="T2">í</text:span> byl Xeon a Pentium 4</text:p>
      <text:p text:style-name="Standard">------------------------------------------------------------------------------------------------------------------------</text:p>
      <text:p text:style-name="Standard">Zvy<text:span text:style-name="T2">š</text:span>ov<text:span text:style-name="T2">á</text:span>n<text:span text:style-name="T2">i</text:span> v<text:span text:style-name="T2">ý</text:span>konu procesoru</text:p>
      <text:p text:style-name="Standard"><text:tab/>- Predigce skoků – jakési předvídání skoků. Základem je myšlenka, že skoky jsou většinou <text:span text:style-name="T2"><text:tab/></text:span>ve smyčkách a reagují na nějakou podmínku, která 10x vyjde a 1x nevyjde.</text:p>
      <text:p text:style-name="Standard"><text:tab/>- pipelining - zpracov<text:span text:style-name="T2">á</text:span>n<text:span text:style-name="T2">í</text:span> 2 instrukc<text:span text:style-name="T2">í</text:span> najednou</text:p>
      <text:p text:style-name="Standard"><text:tab/>- zv<text:span text:style-name="T2">ýš</text:span>eni fre<text:span text:style-name="T2">kv</text:span>ence</text:p>
      <text:p text:style-name="Standard"><text:tab/>- p<text:span text:style-name="T2">ři</text:span>d<text:span text:style-name="T2">á</text:span>n<text:span text:style-name="T2">í</text:span> v<text:span text:style-name="T2">í</text:span>c jader</text:p>
      <text:p text:style-name="Standard"><text:tab/>- hyperthreading</text:p>
      <text:p text:style-name="Standard"><text:tab/>- superscalarita</text:p>
      <text:p text:style-name="Standard"><text:tab/><text:tab/>- na ur<text:span text:style-name="T2">č</text:span>it<text:span text:style-name="T2">é</text:span> operace jsou vyhrazen<text:span text:style-name="T2">é</text:span> a duplikovan<text:span text:style-name="T2">é</text:span> specializovan<text:span text:style-name="T2">é</text:span> <text:span text:style-name="T2">čá</text:span>sti procesoru - <text:span text:style-name="T2"><text:tab/><text:tab/></text:span>FPU, ALU</text:p>
      <text:p text:style-name="Standard"><text:tab/><text:tab/>- instrukce n<text:span text:style-name="T2">e</text:span>jdou zpracov<text:span text:style-name="T2">á</text:span>v<text:span text:style-name="T2">a</text:span>t paraleln<text:span text:style-name="T2">ě</text:span> - mus<text:span text:style-name="T2">í</text:span> se po<text:span text:style-name="T2">č</text:span>kat na dokon<text:span text:style-name="T2">č</text:span>en<text:span text:style-name="T2">í</text:span> rozpracovan<text:span text:style-name="T2">é</text:span> <text:span text:style-name="T2"><text:tab/><text:tab/></text:span>instrukce</text:p>
      <text:p text:style-name="Standard"><text:tab/>- velikost procesorov<text:span text:style-name="T2">é</text:span> cache - propojuje <text:span text:style-name="T2">procesor</text:span> s RAMkama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13:34:11.273192241</meta:creation-date>
    <dc:date>2020-03-25T14:03:03.095871845</dc:date>
    <meta:editing-duration>PT11S</meta:editing-duration>
    <meta:editing-cycles>1</meta:editing-cycles>
    <meta:document-statistic meta:table-count="0" meta:image-count="0" meta:object-count="0" meta:page-count="4" meta:paragraph-count="157" meta:word-count="963" meta:character-count="6327" meta:non-whitespace-character-count="5332"/>
    <meta:generator>LibreOffice/6.3.5.2$Linux_X86_64 LibreOffice_project/30$Build-2</meta:generator>
  </office:meta>
</office:document-meta>
</file>